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127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Tân sẽ gửi thông tin về cái mạch sạc của nhóm Thức, và ông tìm hiểu về mạch đó kĩ.</text:span></text:p>
      <text:p text:style-name="Preformatted_20_Text">- Deadline: <text:span text:style-name="T1">Tối t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4T10:01:25.690284265</dc:date>
    <meta:document-statistic meta:table-count="0" meta:image-count="0" meta:object-count="0" meta:page-count="1" meta:paragraph-count="2" meta:word-count="25" meta:character-count="103" meta:non-whitespace-character-count="80"/>
    <meta:generator>LibreOffice/4.2.8.2$Linux_X86_64 LibreOffice_project/420m0$Build-2</meta:generator>
  </office:meta>
</office:document-meta>
</file>